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🏢 Plano Enterprise – Kanban + Onboarding + Materiais de Lançamento</text:h>
      <text:p text:style-name="Quotations"><text:span text:style-name="Strong_20_Emphasis">Produto:</text:span> Enterprise (Sob proposta) • 10k+ runs • 25k+ ações • <text:span text:style-name="Strong_20_Emphasis">Exports (CSV/JSON/Parquet) + Webhooks (HMAC)</text:span> • <text:span text:style-name="Strong_20_Emphasis">Datalake/ETL</text:span> (S3/GCS/Azure; Snowflake/BigQuery/Redshift; dbt/Glue/Airflow) • <text:span text:style-name="Strong_20_Emphasis">SSO/SAML/SCIM</text:span> • <text:span text:style-name="Strong_20_Emphasis">Audit logs 180–365d</text:span> • <text:span text:style-name="Strong_20_Emphasis">Mentoria + Consultoria</text:span> • <text:span text:style-name="Strong_20_Emphasis">Agente EIAH Core</text:span> • <text:span text:style-name="Strong_20_Emphasis">Suporte Prioritário</text:span> com <text:span text:style-name="Strong_20_Emphasis">TAM</text:span> e <text:span text:style-name="Strong_20_Emphasis">SLA</text:span>.</text:p>
      <text:p text:style-name="Horizontal_20_Line"/>
      <text:h text:style-name="Heading_20_2" text:outline-level="2">📌 Quadro Kanban – Lançamento Enterprise (4 semanas)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2336838434" text:style-name="L1">
        <text:list-item>
          <text:p text:style-name="P2"><text:span text:style-name="Strong_20_Emphasis">Pricing &amp; Landing “Sob proposta”</text:span><text:line-break/><text:span text:style-name="Strong_20_Emphasis">Owner:</text:span> Growth/Design<text:line-break/><text:span text:style-name="Strong_20_Emphasis">DOD:</text:span> formulário técnico (descoberta), páginas de Segurança/Arquitetura, UTMs<text:line-break/><text:span text:style-name="Strong_20_Emphasis">Dependências:</text:span> Jurídico/Segurança</text:p>
        </text:list-item>
        <text:list-item>
          <text:p text:style-name="P2"><text:span text:style-name="Strong_20_Emphasis">Pacote Segurança &amp; Compliance</text:span><text:line-break/><text:span text:style-name="Strong_20_Emphasis">Owner:</text:span> Sec/Legal<text:line-break/><text:span text:style-name="Strong_20_Emphasis">DOD:</text:span> SSO/SAML/SCIM, DPA, respostas padrão, matriz de redlines<text:line-break/><text:span text:style-name="Strong_20_Emphasis">Dependências:</text:span> auditorias e políticas</text:p>
        </text:list-item>
        <text:list-item>
          <text:p text:style-name="P2"><text:span text:style-name="Strong_20_Emphasis">Assistente de Integração (Wizard Enterprise)</text:span><text:line-break/><text:span text:style-name="Strong_20_Emphasis">Owner:</text:span> Produto/Eng<text:line-break/><text:span text:style-name="Strong_20_Emphasis">DOD:</text:span> steps: secret • endpoint • teste webhook • export (CSV/JSON/Parquet) • validações<text:line-break/><text:span text:style-name="Strong_20_Emphasis">Dependências:</text:span> conectores e schemas</text:p>
        </text:list-item>
        <text:list-item>
          <text:p text:style-name="P2"><text:span text:style-name="Strong_20_Emphasis">Fila Enterprise &amp; TAM</text:span><text:line-break/><text:span text:style-name="Strong_20_Emphasis">Owner:</text:span> CS/Support<text:line-break/><text:span text:style-name="Strong_20_Emphasis">DOD:</text:span> fila dedicada + metas de SLA por severidade (Sev1/Sev2), on-call opcional<text:line-break/><text:span text:style-name="Strong_20_Emphasis">Dependências:</text:span> help desk e escala de plantão</text:p>
        </text:list-item>
        <text:list-item>
          <text:p text:style-name="P2"><text:span text:style-name="Strong_20_Emphasis">Blueprints Enterprise</text:span><text:line-break/><text:span text:style-name="Strong_20_Emphasis">Owner:</text:span> Eng/Arquiteto<text:line-break/><text:span text:style-name="Strong_20_Emphasis">DOD:</text:span> (1) Webhook HMAC+idempotência+retry/DLQ • (2) Export→Lake Parquet c/ partições<text:line-break/><text:span text:style-name="Strong_20_Emphasis">Dependências:</text:span> exemplos e dados mascarados</text:p>
        </text:list-item>
        <text:list-item>
          <text:p text:style-name="P2"><text:span text:style-name="Strong_20_Emphasis">Dashboards &amp; Eventos</text:span><text:line-break/><text:span text:style-name="Strong_20_Emphasis">Owner:</text:span> Data/PM<text:line-break/><text:span text:style-name="Strong_20_Emphasis">DOD:</text:span> % Webhook OK • % Export OK • P95/MTTR • uso do Agente • SLA/CSAT<text:line-break/><text:span text:style-name="Strong_20_Emphasis">Dependências:</text:span> instrumentação</text:p>
        </text:list-item>
      </text:list>
      <text:p text:style-name="Horizontal_20_Line"/>
      <text:h text:style-name="Heading_20_3" text:outline-level="3"><text:soft-page-break/>Semana 1 (Go‑live)</text:h>
      <text:list xml:id="list3987844303" text:style-name="L2">
        <text:list-item>
          <text:p text:style-name="P3"><text:span text:style-name="Strong_20_Emphasis">Pricing &amp; Landing “Solicite proposta”</text:span><text:line-break/><text:span text:style-name="Strong_20_Emphasis">Owner:</text:span> Growth<text:line-break/><text:span text:style-name="Strong_20_Emphasis">DOD:</text:span> página publicada + formulário técnico + UTMs<text:line-break/><text:span text:style-name="Strong_20_Emphasis">ETA:</text:span> Dia 2</text:p>
        </text:list-item>
        <text:list-item>
          <text:p text:style-name="P3"><text:span text:style-name="Strong_20_Emphasis">Fila Enterprise + TAM</text:span><text:line-break/><text:span text:style-name="Strong_20_Emphasis">Owner:</text:span> CS<text:line-break/><text:span text:style-name="Strong_20_Emphasis">DOD:</text:span> caixa enterprise@, SLA por severidade, on-call opcional<text:line-break/><text:span text:style-name="Strong_20_Emphasis">ETA:</text:span> Dia 2</text:p>
        </text:list-item>
        <text:list-item>
          <text:p text:style-name="P3"><text:span text:style-name="Strong_20_Emphasis">Webinar Enterprise Kickoff (45 min)</text:span><text:line-break/><text:span text:style-name="Strong_20_Emphasis">Owner:</text:span> PM/Arquiteto<text:line-break/><text:span text:style-name="Strong_20_Emphasis">DOD:</text:span> evento, gravação e Q&amp;A documentado<text:line-break/><text:span text:style-name="Strong_20_Emphasis">ETA:</text:span> Dia 3</text:p>
        </text:list-item>
        <text:list-item>
          <text:p text:style-name="P3"><text:span text:style-name="Strong_20_Emphasis">Blueprint Enterprise #1 (Webhook)</text:span><text:line-break/><text:span text:style-name="Strong_20_Emphasis">Owner:</text:span> Eng<text:line-break/><text:span text:style-name="Strong_20_Emphasis">DOD:</text:span> publicado + vídeo 7–10 min<text:line-break/><text:span text:style-name="Strong_20_Emphasis">ETA:</text:span> Dia 3</text:p>
        </text:list-item>
        <text:list-item>
          <text:p text:style-name="P3"><text:span text:style-name="Strong_20_Emphasis">ABM: lista de contas</text:span><text:line-break/><text:span text:style-name="Strong_20_Emphasis">Owner:</text:span> Growth/AE<text:line-break/><text:span text:style-name="Strong_20_Emphasis">DOD:</text:span> 50 contas-alvo por vertical com donos<text:line-break/><text:span text:style-name="Strong_20_Emphasis">ETA:</text:span> Dia 4</text:p>
        </text:list-item>
      </text:list>
      <text:h text:style-name="Heading_20_3" text:outline-level="3">Semana 2 (POCs)</text:h>
      <text:list xml:id="list3500403555" text:style-name="L3">
        <text:list-item>
          <text:p text:style-name="P4"><text:span text:style-name="Strong_20_Emphasis">Discovery técnico (15 contas)</text:span><text:line-break/><text:span text:style-name="Strong_20_Emphasis">Owner:</text:span> AE/Arquiteto<text:line-break/><text:span text:style-name="Strong_20_Emphasis">DOD:</text:span> docs de requisitos, SOWs, KPIs e acessos de teste<text:line-break/><text:span text:style-name="Strong_20_Emphasis">ETA:</text:span> Dia 8–10</text:p>
        </text:list-item>
        <text:list-item>
          <text:p text:style-name="P4"><text:span text:style-name="Strong_20_Emphasis">Wizard Enterprise (MVP)</text:span><text:line-break/><text:span text:style-name="Strong_20_Emphasis">Owner:</text:span> Produto<text:line-break/><text:span text:style-name="Strong_20_Emphasis">DOD:</text:span> checklist com marcações: Webhook OK/Export OK<text:line-break/><text:span text:style-name="Strong_20_Emphasis">ETA:</text:span> Dia 10</text:p>
        </text:list-item>
        <text:list-item>
          <text:p text:style-name="P4"><text:span text:style-name="Strong_20_Emphasis">Blueprint #2 (Export→Lake Parquet)</text:span><text:line-break/><text:span text:style-name="Strong_20_Emphasis">Owner:</text:span> Eng<text:line-break/><text:span text:style-name="Strong_20_Emphasis">DOD:</text:span> publicado + tutorial 7–10 min<text:line-break/><text:span text:style-name="Strong_20_Emphasis">ETA:</text:span> Dia 12</text:p>
        </text:list-item>
        <text:list-item>
          <text:p text:style-name="P4"><text:span text:style-name="Strong_20_Emphasis">Conteúdo Segurança &amp; Compliance</text:span><text:line-break/><text:span text:style-name="Strong_20_Emphasis">Owner:</text:span> Sec/Legal<text:line-break/><text:span text:style-name="Strong_20_Emphasis">DOD:</text:span> one‑pager, respostas padrão, FAQs<text:line-break/><text:span text:style-name="Strong_20_Emphasis">ETA:</text:span> Dia 14</text:p>
        </text:list-item>
      </text:list>
      <text:h text:style-name="Heading_20_3" text:outline-level="3"><text:soft-page-break/>Semana 3 (Tração &amp; Prova Social)</text:h>
      <text:list xml:id="list1351279157" text:style-name="L4">
        <text:list-item>
          <text:p text:style-name="P5"><text:span text:style-name="Strong_20_Emphasis">Office Hours Enterprise (deep‑dive)</text:span><text:line-break/><text:span text:style-name="Strong_20_Emphasis">Owner:</text:span> Arquiteto/PM<text:line-break/><text:span text:style-name="Strong_20_Emphasis">DOD:</text:span> ≥90% dúvidas endereçadas; próximos passos por conta<text:line-break/><text:span text:style-name="Strong_20_Emphasis">ETA:</text:span> Dia 17</text:p>
        </text:list-item>
        <text:list-item>
          <text:p text:style-name="P5"><text:span text:style-name="Strong_20_Emphasis">Mini‑cases por vertical (2 vídeos, 90s)</text:span><text:line-break/><text:span text:style-name="Strong_20_Emphasis">Owner:</text:span> Conteúdo/Growth<text:line-break/><text:span text:style-name="Strong_20_Emphasis">DOD:</text:span> gravados e publicados (site/social)<text:line-break/><text:span text:style-name="Strong_20_Emphasis">ETA:</text:span> Dia 18</text:p>
        </text:list-item>
        <text:list-item>
          <text:p text:style-name="P5"><text:span text:style-name="Strong_20_Emphasis">Nudges do Agente (in‑app)</text:span><text:line-break/><text:span text:style-name="Strong_20_Emphasis">Owner:</text:span> Produto<text:line-break/><text:span text:style-name="Strong_20_Emphasis">DOD:</text:span> prompts: “Ajustar limites”, “Criar alerta”, “Habilitar replay”, “Agendar export”<text:line-break/><text:span text:style-name="Strong_20_Emphasis">ETA:</text:span> Dia 19</text:p>
        </text:list-item>
      </text:list>
      <text:h text:style-name="Heading_20_3" text:outline-level="3">Semana 4 (Deal Desk &amp; Otimização)</text:h>
      <text:list xml:id="list2792481711" text:style-name="L5">
        <text:list-item>
          <text:p text:style-name="P6"><text:span text:style-name="Strong_20_Emphasis">Mentoria/Consultoria #1 (governança &amp; SLOs)</text:span><text:line-break/><text:span text:style-name="Strong_20_Emphasis">Owner:</text:span> TAM/Arquiteto<text:line-break/><text:span text:style-name="Strong_20_Emphasis">DOD:</text:span> sessão + checklist de saúde<text:line-break/><text:span text:style-name="Strong_20_Emphasis">ETA:</text:span> Dia 23</text:p>
        </text:list-item>
        <text:list-item>
          <text:p text:style-name="P6"><text:span text:style-name="Strong_20_Emphasis">Deal Desk</text:span><text:line-break/><text:span text:style-name="Strong_20_Emphasis">Owner:</text:span> AE/Legal<text:line-break/><text:span text:style-name="Strong_20_Emphasis">DOD:</text:span> MSA/DPA prontos, matriz de redlines, tiers de SLA<text:line-break/><text:span text:style-name="Strong_20_Emphasis">ETA:</text:span> Dia 25</text:p>
        </text:list-item>
        <text:list-item>
          <text:p text:style-name="P6"><text:span text:style-name="Strong_20_Emphasis">Revisão de Métricas &amp; planejar ciclo 2</text:span><text:line-break/><text:span text:style-name="Strong_20_Emphasis">Owner:</text:span> PM/Data<text:line-break/><text:span text:style-name="Strong_20_Emphasis">DOD:</text:span> relatório + backlog priorizado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Enterprise (copiar/colar)</text:h>
      <text:p text:style-name="Quotations">Placeholders: {first_name}, {link_form_proposta}, {link_coorte_enterprise}, {link_wizard_webhook}, {link_wizard_export}, {link_agente_core}, {onepager_seg}, {onepager_arquitetura}, {cal_mentoria}, {canal_prioritario}, {utm}, {email_enterprise}</text:p>
      <text:p text:style-name="Text_20_body"><text:span text:style-name="Strong_20_Emphasis">Email 1 – Solicite proposta (imediato)</text:span><text:line-break/><text:span text:style-name="Strong_20_Emphasis">Assunto:</text:span> Enterprise: integrações em produção com governança<text:line-break/>Olá {first_name},<text:line-break/>Preencha o <text:span text:style-name="Strong_20_Emphasis">formulário técnico</text:span> para entendermos seu stack e SLAs: {link_form_proposta}?{utm}.<text:line-break/>Anexos: <text:span text:style-name="Strong_20_Emphasis">Segurança</text:span> ({onepager_seg}) • <text:span text:style-name="Strong_20_Emphasis">Arquitetura Datalake/ETL</text:span> ({onepager_arquitetura}).<text:line-break/><text:span text:style-name="Strong_20_Emphasis">Canal Prioritário:</text:span> {canal_prioritario} • {email_enterprise}</text:p>
      <text:p text:style-name="Text_20_body"><text:soft-page-break/><text:span text:style-name="Strong_20_Emphasis">Email 2 – Dia 2 (Discovery &amp; POC)</text:span><text:line-break/><text:span text:style-name="Strong_20_Emphasis">Assunto:</text:span> Proposta de POC (4–6 semanas) com KPIs claros<text:line-break/>SOW enxuto, metas (MTTR, falhas/1k runs, P95) e acessos necessários.</text:p>
      <text:p text:style-name="Text_20_body"><text:span text:style-name="Strong_20_Emphasis">Email 3 – Dia 5 (Integração guiada)</text:span><text:line-break/><text:span text:style-name="Strong_20_Emphasis">Assunto:</text:span> Webhook em 10 min + Export diário (Parquet/CSV/JSON)<text:line-break/>Use o <text:span text:style-name="Strong_20_Emphasis">Wizard Enterprise</text:span>: {link_wizard_webhook}?{utm} • {link_wizard_export}?{utm}</text:p>
      <text:p text:style-name="Text_20_body"><text:span text:style-name="Strong_20_Emphasis">Email 4 – Dia 10 (Mentoria &amp; Agente)</text:span><text:line-break/><text:span text:style-name="Strong_20_Emphasis">Assunto:</text:span> Sessão de arquitetura (governança, SLOs e alertas)<text:line-break/>Convite: {cal_mentoria}. Veja o <text:span text:style-name="Strong_20_Emphasis">Agente EIAH Core</text:span> em ação: {link_agente_core}?{utm}</text:p>
      <text:p text:style-name="Text_20_body"><text:span text:style-name="Strong_20_Emphasis">Email 5 – Dia 20 (Prova social &amp; compliance)</text:span><text:line-break/><text:span text:style-name="Strong_20_Emphasis">Assunto:</text:span> Casos por setor + pacote de segurança<text:line-break/>2 mini‑cases (90s) e respostas de segurança (SSO/SAML/SCIM, DPA, auditorias).</text:p>
      <text:p text:style-name="Text_20_body"><text:span text:style-name="Strong_20_Emphasis">Email 6 – Dia 28 (Fechamento)</text:span><text:line-break/><text:span text:style-name="Strong_20_Emphasis">Assunto:</text:span> Fechando sua POC: resultados e próximos passos<text:line-break/>Relatório de KPIs, parecer de segurança e proposta final.</text:p>
      <text:p text:style-name="Horizontal_20_Line"/>
      <text:h text:style-name="Heading_20_2" text:outline-level="2">📣 Materiais de Lançamento (posts &amp; in‑app)</text:h>
      <text:p text:style-name="Text_20_body"><text:span text:style-name="Strong_20_Emphasis">LinkedIn – Post</text:span><text:line-break/>Apresentamos o <text:span text:style-name="Strong_20_Emphasis">Enterprise (Sob proposta)</text:span>: <text:span text:style-name="Strong_20_Emphasis">Exports (CSV/JSON/Parquet) + Webhooks (HMAC)</text:span>, conectores <text:span text:style-name="Strong_20_Emphasis">Datalake/ETL</text:span>, <text:span text:style-name="Strong_20_Emphasis">SSO/SAML/SCIM</text:span>, <text:span text:style-name="Strong_20_Emphasis">TAM</text:span> e <text:span text:style-name="Strong_20_Emphasis">Suporte Prioritário</text:span> com SLA. POCs com KPIs claros e blueprints prontos. <text:span text:style-name="Strong_20_Emphasis">Solicite proposta</text:span> → {link_form_proposta}?{utm}</text:p>
      <text:p text:style-name="Text_20_body"><text:span text:style-name="Strong_20_Emphasis">X/Twitter – Thread</text:span><text:line-break/>1/ <text:span text:style-name="Strong_20_Emphasis">Enterprise</text:span> = integrações de missão crítica: <text:span text:style-name="Strong_20_Emphasis">Webhooks + Exports + Datalake/ETL</text:span>.<text:line-break/>2/ <text:span text:style-name="Strong_20_Emphasis">TAM + SLA</text:span> e <text:span text:style-name="Strong_20_Emphasis">Agente EIAH Core</text:span> para hardening e replay.<text:line-break/>3/ POCs 4–6 semanas com KPIs (MTTR, P95, falhas/1k runs).<text:line-break/>4/ <text:span text:style-name="Strong_20_Emphasis">Solicite proposta</text:span> → {link_form_proposta}?{utm}</text:p>
      <text:p text:style-name="Text_20_body"><text:span text:style-name="Strong_20_Emphasis">Instagram – Legenda</text:span><text:line-break/>Integração corporativa com governança. <text:span text:style-name="Strong_20_Emphasis">Enterprise</text:span>: Webhooks (HMAC), Exports (Parquet/CSV/JSON), Datalake/ETL, <text:span text:style-name="Strong_20_Emphasis">TAM</text:span> e <text:span text:style-name="Strong_20_Emphasis">Suporte Prioritário</text:span>.<text:line-break/>#enterprise #datalake #etl #governanca #devops #dataplatform #nocode</text:p>
      <text:p text:style-name="Text_20_body"><text:span text:style-name="Strong_20_Emphasis">In‑app (Upgrade Business→Enterprise)</text:span><text:line-break/><text:span text:style-name="Strong_20_Emphasis">Título:</text:span> SSO, Datalake e SLA corporativo?<text:line-break/><text:span text:style-name="Strong_20_Emphasis">Texto:</text:span> O <text:span text:style-name="Strong_20_Emphasis">Enterprise</text:span> ativa <text:span text:style-name="Strong_20_Emphasis">Exports Parquet/CSV/JSON</text:span>, <text:span text:style-name="Strong_20_Emphasis">Webhooks HMAC</text:span>, conectores de <text:span text:style-name="Strong_20_Emphasis">Datalake/ETL</text:span>, <text:span text:style-name="Strong_20_Emphasis">TAM</text:span> e <text:span text:style-name="Strong_20_Emphasis">SLA</text:span>. Rode a POC com nossos blueprints.<text:line-break/><text:span text:style-name="Strong_20_Emphasis">CTAs:</text:span> <text:span text:style-name="Strong_20_Emphasis">Solicitar proposta</text:span> • <text:span text:style-name="Strong_20_Emphasis">Abrir Wizard Enterprise</text:span></text:p>
      <text:p text:style-name="Horizontal_20_Line"/>
      <text:h text:style-name="Heading_20_2" text:outline-level="2"><text:soft-page-break/>🧭 Copy da Landing “Solicite proposta” (Enterprise)</text:h>
      <text:p text:style-name="Text_20_body"><text:span text:style-name="Strong_20_Emphasis">Hero</text:span><text:line-break/><text:span text:style-name="Strong_20_Emphasis">Título:</text:span> Plano Enterprise – Integrações de missão crítica com governança<text:line-break/><text:span text:style-name="Strong_20_Emphasis">Sub:</text:span> Webhooks (HMAC), Exports (Parquet/CSV/JSON), conectores Datalake/ETL, SSO/SAML/SCIM, audit logs 180–365d, <text:span text:style-name="Strong_20_Emphasis">TAM</text:span> e <text:span text:style-name="Strong_20_Emphasis">SLA</text:span>.<text:line-break/><text:span text:style-name="Strong_20_Emphasis">CTA primário:</text:span> <text:span text:style-name="Strong_20_Emphasis">Solicitar proposta</text:span><text:line-break/><text:span text:style-name="Strong_20_Emphasis">CTA secundário:</text:span> Ver arquitetura de referência</text:p>
      <text:p text:style-name="Text_20_body"><text:span text:style-name="Strong_20_Emphasis">Como funciona (POC 4–6 semanas)</text:span></text:p>
      <text:list xml:id="list3714471648" text:style-name="L6">
        <text:list-item>
          <text:p text:style-name="P7">Discovery técnico e SOW</text:p>
        </text:list-item>
        <text:list-item>
          <text:p text:style-name="P7"><text:span text:style-name="Strong_20_Emphasis">Webhook em 10 min</text:span> (wizard)</text:p>
        </text:list-item>
        <text:list-item>
          <text:p text:style-name="P7"><text:span text:style-name="Strong_20_Emphasis">Export para lake</text:span> (cron, schema/partição)</text:p>
        </text:list-item>
        <text:list-item>
          <text:p text:style-name="P7">Observabilidade + alertas</text:p>
        </text:list-item>
        <text:list-item>
          <text:p text:style-name="P7"><text:span text:style-name="Strong_20_Emphasis">Agente EIAH Core</text:span> (limites, replay, recomendações)</text:p>
        </text:list-item>
        <text:list-item>
          <text:p text:style-name="P7">Validação por KPIs (MTTR, P95, falhas/1k runs)</text:p>
        </text:list-item>
      </text:list>
      <text:p text:style-name="Text_20_body"><text:span text:style-name="Strong_20_Emphasis">Conectores &amp; segurança</text:span><text:line-break/>S3/GCS/Azure • Snowflake/BigQuery/Redshift • dbt/Glue/Airflow<text:line-break/>SSO/SAML/SCIM • DPA • auditorias • VPC peering opcional.</text:p>
      <text:p text:style-name="Text_20_body"><text:span text:style-name="Strong_20_Emphasis">Prova social</text:span><text:line-break/>3 depoimentos setoriais (Fin/Health/Logística) com métricas de redução de MTTR/falhas.</text:p>
      <text:p text:style-name="Text_20_body"><text:span text:style-name="Strong_20_Emphasis">FAQ</text:span><text:line-break/>– Qual o SLA? Por severidade (ex.: Sev1 4h, Sev2 12h).<text:line-break/>– Como funciona a consultoria? Pacote de horas com TAM e Arquiteto.<text:line-break/>– O Agente faz o quê? Recomenda e executa otimizações (limites, alertas, replay, export).<text:line-break/>– Posso começar com POC? Sim, POC 4–6 semanas com KPIs claros.</text:p>
      <text:p text:style-name="Text_20_body"><text:span text:style-name="Strong_20_Emphasis">CTA final</text:span><text:line-break/><text:span text:style-name="Strong_20_Emphasis">Solicitar proposta</text:span> → {link_form_proposta}?{utm}</text:p>
      <text:p text:style-name="Horizontal_20_Line"/>
      <text:h text:style-name="Heading_20_2" text:outline-level="2">🔗 UTM e Operação</text:h>
      <text:list xml:id="list4233982872" text:style-name="L7">
        <text:list-item>
          <text:p text:style-name="P8"><text:span text:style-name="Strong_20_Emphasis">utm_base sugerida:</text:span> <text:span text:style-name="Source_20_Text">utm_source={canal}&amp;utm_medium=enterprise_launch&amp;utm_campaign=enterprise_q1</text:span></text:p>
        </text:list-item>
        <text:list-item>
          <text:p text:style-name="P8">Aplicar em e‑mails, posts, landing e modais.</text:p>
        </text:list-item>
      </text:list>
      <text:h text:style-name="Heading_20_2" text:outline-level="2">✅ Checklists Rápidos</text:h>
      <text:list xml:id="list1234656597" text:style-name="L8">
        <text:list-item>
          <text:p text:style-name="P9"><text:span text:style-name="Strong_20_Emphasis">Evento:</text:span> título • descrição • host • link • gravação • follow‑up (coorte + e‑mail).</text:p>
        </text:list-item>
        <text:list-item>
          <text:p text:style-name="P9"><text:span text:style-name="Strong_20_Emphasis">Blueprint:</text:span> descrição • instruções • vídeo • QA • link no wizard.</text:p>
        </text:list-item>
        <text:list-item>
          <text:p text:style-name="P9"><text:soft-page-break/><text:span text:style-name="Strong_20_Emphasis">Suporte Enterprise:</text:span> auto‑reply claro • triagem por severidade • relatório semanal (SLA/CSAT).</text:p>
        </text:list-item>
        <text:list-item>
          <text:p text:style-name="P9"><text:span text:style-name="Strong_20_Emphasis">Agente:</text:span> prompts contextuais • eventos de uso • exemplos de recomendações.</text:p>
        </text:list-item>
        <text:list-item>
          <text:p text:style-name="P9"><text:span text:style-name="Strong_20_Emphasis">Wizard:</text:span> teste de webhook (2xx/4xx/5xx) • export agendado • validação de schema/partição.</text:p>
        </text:list-item>
      </text:list>
      <text:p text:style-name="Horizontal_20_Line"/>
      <text:h text:style-name="Heading_20_1" text:outline-level="1">📑 Deck – Plano Enterprise (Google Slides / PowerPoint)</text:h>
      <text:p text:style-name="Quotations"><text:span text:style-name="Strong_20_Emphasis">Como usar:</text:span> copie por slide no Google Slides/PowerPoint e aplique o <text:span text:style-name="Strong_20_Emphasis">Tema Enterprise</text:span>. Inclui notas do apresentador e destaques de <text:span text:style-name="Strong_20_Emphasis">Datalake/ETL</text:span>, <text:span text:style-name="Strong_20_Emphasis">Webhooks (HMAC)</text:span>, <text:span text:style-name="Strong_20_Emphasis">Exports (Parquet/CSV/JSON)</text:span> e <text:span text:style-name="Strong_20_Emphasis">Suporte Prioritário com TAM/SLA</text:span>.</text:p>
      <text:h text:style-name="Heading_20_2" text:outline-level="2">Tema Enterprise (slide master)</text:h>
      <text:list xml:id="list1497593219" text:style-name="L9">
        <text:list-item>
          <text:p text:style-name="P10"><text:span text:style-name="Strong_20_Emphasis">Cores</text:span><text:line-break/>Primária <text:span text:style-name="Source_20_Text">#5B8CFF</text:span> • Secundária <text:span text:style-name="Source_20_Text">#22C55E</text:span> • Acento <text:span text:style-name="Source_20_Text">#F59E0B</text:span> • Dark <text:span text:style-name="Source_20_Text">#0B1020</text:span> • Neutros <text:span text:style-name="Source_20_Text">#111827</text:span> <text:span text:style-name="Source_20_Text">#6B7280</text:span> <text:span text:style-name="Source_20_Text">#F3F4F6</text:span> <text:span text:style-name="Source_20_Text">#FFFFFF</text:span></text:p>
        </text:list-item>
        <text:list-item>
          <text:p text:style-name="P10"><text:span text:style-name="Strong_20_Emphasis">Tipografia</text:span><text:line-break/>Títulos: <text:span text:style-name="Strong_20_Emphasis">Space Grotesk</text:span> Bold • Corpo: <text:span text:style-name="Strong_20_Emphasis">Inter</text:span></text:p>
        </text:list-item>
        <text:list-item>
          <text:p text:style-name="P10"><text:span text:style-name="Strong_20_Emphasis">Estilo</text:span><text:line-break/>Cartões radius 20 px, sombras suaves, ícones lineares (Lucide), grid 12 colunas.</text:p>
        </text:list-item>
      </text:list>
      <text:h text:style-name="Heading_20_2" text:outline-level="2">Slide 1 – Capa</text:h>
      <text:p text:style-name="Text_20_body"><text:span text:style-name="Strong_20_Emphasis">Título:</text:span> Plano Enterprise – Integrações de missão crítica com governança<text:line-break/><text:span text:style-name="Strong_20_Emphasis">Sub:</text:span> Webhooks (HMAC) • Exports (Parquet/CSV/JSON) • Datalake/ETL • TAM/SLA • Agente EIAH Core<text:line-break/><text:span text:style-name="Strong_20_Emphasis">Rodapé:</text:span> eiah.dev • {mês/ano}<text:line-break/><text:span text:style-name="Strong_20_Emphasis">Imagem:</text:span> <text:span text:style-name="Source_20_Text">BG_Capa_Enterprise.png</text:span><text:line-break/><text:span text:style-name="Strong_20_Emphasis">Notas:</text:span> enfatize segurança e escala.</text:p>
      <text:h text:style-name="Heading_20_2" text:outline-level="2">Slide 2 – Para quem é</text:h>
      <text:p text:style-name="Text_20_body">Empresas com múltiplos produtos, requisitos de compliance, SSO/SAML/SCIM e SLAs.<text:line-break/><text:span text:style-name="Strong_20_Emphasis">Imagem:</text:span> <text:span text:style-name="Source_20_Text">Icons_Target_Ent.png</text:span></text:p>
      <text:h text:style-name="Heading_20_2" text:outline-level="2">Slide 3 – O que está incluso</text:h>
      <text:p text:style-name="Text_20_body">10k+ runs • 25k+ ações • SSO/SAML/SCIM • Audit logs 180–365d • <text:span text:style-name="Strong_20_Emphasis">Webhooks + Exports + Datalake/ETL</text:span> • <text:span text:style-name="Strong_20_Emphasis">TAM/SLA</text:span> • <text:span text:style-name="Strong_20_Emphasis">Agente EIAH Core</text:span>.<text:line-break/><text:span text:style-name="Strong_20_Emphasis">Imagem:</text:span> <text:span text:style-name="Source_20_Text">Checklist_Enterprise.png</text:span></text:p>
      <text:h text:style-name="Heading_20_2" text:outline-level="2"><text:soft-page-break/>Slide 4 – Arquitetura de Webhooks (HMAC)</text:h>
      <text:p text:style-name="Text_20_body">HMAC • idempotência por <text:span text:style-name="Source_20_Text">event_id</text:span> • retries com backoff • DLQ • auditoria.<text:line-break/><text:span text:style-name="Strong_20_Emphasis">Imagem:</text:span> <text:span text:style-name="Source_20_Text">Diagram_Webhooks_Ent.png</text:span></text:p>
      <text:h text:style-name="Heading_20_2" text:outline-level="2">Slide 5 – Exports → Datalake/ETL</text:h>
      <text:p text:style-name="Text_20_body">Parquet/CSV/JSON • schema versionado • partições (<text:span text:style-name="Source_20_Text">dt=YYYY-MM-DD</text:span>) • reconciliação/checksum.<text:line-break/><text:span text:style-name="Strong_20_Emphasis">Imagem:</text:span> <text:span text:style-name="Source_20_Text">Diagram_Exports_Lake.png</text:span></text:p>
      <text:h text:style-name="Heading_20_2" text:outline-level="2">Slide 6 – Conectores e Orquestração</text:h>
      <text:p text:style-name="Text_20_body">S3/GCS/Azure • Snowflake/BigQuery/Redshift • dbt/Glue/Airflow.<text:line-break/><text:span text:style-name="Strong_20_Emphasis">Imagem:</text:span> <text:span text:style-name="Source_20_Text">Logos_Connectors.png</text:span></text:p>
      <text:h text:style-name="Heading_20_2" text:outline-level="2">Slide 7 – Suporte Prioritário com TAM/SLA</text:h>
      <text:p text:style-name="Text_20_body">Severidades (Sev1/Sev2) • metas de resposta • on-call opcional • runbooks.<text:line-break/><text:span text:style-name="Strong_20_Emphasis">Imagem:</text:span> <text:span text:style-name="Source_20_Text">Flow_Suporte_Enterprise.png</text:span></text:p>
      <text:h text:style-name="Heading_20_2" text:outline-level="2">Slide 8 – Agente EIAH Core</text:h>
      <text:p text:style-name="Text_20_body">Limites, alertas, replay e sugestões de export/partições; métricas antes/depois.<text:line-break/><text:span text:style-name="Strong_20_Emphasis">Imagem:</text:span> <text:span text:style-name="Source_20_Text">Mockup_Agente_Core_Ent.png</text:span></text:p>
      <text:h text:style-name="Heading_20_2" text:outline-level="2">Slide 9 – POC 4–6 semanas (KPIs)</text:h>
      <text:p text:style-name="Text_20_body">Discovery → Webhook em 10 min → Export diário → Observabilidade/alertas → KPIs (MTTR/P95/falhas/1k).<text:line-break/><text:span text:style-name="Strong_20_Emphasis">Imagem:</text:span> <text:span text:style-name="Source_20_Text">Timeline_POC.png</text:span></text:p>
      <text:h text:style-name="Heading_20_2" text:outline-level="2">Slide 10 – Próximos passos</text:h>
      <text:p text:style-name="Text_20_body">Solicitar proposta • Abrir Wizard Enterprise • Agendar discovery técnico.<text:line-break/><text:span text:style-name="Strong_20_Emphasis">Imagem:</text:span> <text:span text:style-name="Source_20_Text">CTA_Enterprise.png</text:span></text:p>
      <text:p text:style-name="Horizontal_20_Line"/>
      <text:h text:style-name="Heading_20_1" text:outline-level="1">🎨 Pack Visual – Plano Enterprise (SVGs editáveis)</text:h>
      <text:p text:style-name="Quotations">Copie/edite o código. Exporte a 2× para PNG. Destaques para <text:span text:style-name="Strong_20_Emphasis">Datalake/ETL</text:span>, <text:span text:style-name="Strong_20_Emphasis">Webhooks/Exports</text:span> e <text:span text:style-name="Strong_20_Emphasis">TAM/SLA</text:span>.</text:p>
      <text:h text:style-name="Heading_20_2" text:outline-level="2"><text:soft-page-break/>A) Hero – Landing Enterprise (1440×640)</text:h>
      <text:p text:style-name="Preformatted_20_Text"><text:span text:style-name="Source_20_Text">&lt;svg width="1440" height="640" viewBox="0 0 1440 640" xmlns="http://www.w3.org/2000/svg"&gt;</text:span></text:p>
      <text:p text:style-name="Preformatted_20_Text"><text:span text:style-name="Source_20_Text"><text:s text:c="2"/>&lt;defs&gt;</text:span></text:p>
      <text:p text:style-name="Preformatted_20_Text"><text:span text:style-name="Source_20_Text"><text:s text:c="4"/>&lt;linearGradient id="bg" x1="0" y1="0" x2="1" y2="1"&gt;</text:span></text:p>
      <text:p text:style-name="Preformatted_20_Text"><text:span text:style-name="Source_20_Text"><text:s text:c="6"/>&lt;stop offset="0%" stop-color="#0B1020"/&gt;</text:span></text:p>
      <text:p text:style-name="Preformatted_20_Text"><text:span text:style-name="Source_20_Text"><text:s text:c="6"/>&lt;stop offset="100%" stop-color="#111827"/&gt;</text:span></text:p>
      <text:p text:style-name="Preformatted_20_Text"><text:span text:style-name="Source_20_Text"><text:s text:c="4"/>&lt;/linearGradient&gt;</text:span></text:p>
      <text:p text:style-name="Preformatted_20_Text"><text:span text:style-name="Source_20_Text"><text:s text:c="4"/>&lt;radialGradient id="glow" cx="75%" cy="30%" r="60%"&gt;</text:span></text:p>
      <text:p text:style-name="Preformatted_20_Text"><text:span text:style-name="Source_20_Text"><text:s text:c="6"/>&lt;stop offset="0%" stop-color="#5B8CFF" stop-opacity="0.6"/&gt;</text:span></text:p>
      <text:p text:style-name="Preformatted_20_Text"><text:span text:style-name="Source_20_Text"><text:s text:c="6"/>&lt;stop offset="100%" stop-color="#5B8CFF" stop-opacity="0"/&gt;</text:span></text:p>
      <text:p text:style-name="Preformatted_20_Text"><text:span text:style-name="Source_20_Text"><text:s text:c="4"/>&lt;/radialGradient&gt;</text:span></text:p>
      <text:p text:style-name="Preformatted_20_Text"><text:span text:style-name="Source_20_Text"><text:s text:c="2"/>&lt;/defs&gt;</text:span></text:p>
      <text:p text:style-name="Preformatted_20_Text"><text:span text:style-name="Source_20_Text"><text:s text:c="2"/>&lt;rect width="1440" height="640" fill="url(#bg)"/&gt;</text:span></text:p>
      <text:p text:style-name="Preformatted_20_Text"><text:span text:style-name="Source_20_Text"><text:s text:c="2"/>&lt;circle cx="1100" cy="160" r="320" fill="url(#glow)"/&gt;</text:span></text:p>
      <text:p text:style-name="Preformatted_20_Text"><text:span text:style-name="Source_20_Text"><text:s text:c="2"/>&lt;text x="96" y="220" fill="#FFFFFF" font-family="'Space Grotesk'" font-weight="700" font-size="56"&gt;Plano Enterprise&lt;/text&gt;</text:span></text:p>
      <text:p text:style-name="Preformatted_20_Text"><text:span text:style-name="Source_20_Text"><text:s text:c="2"/>&lt;text x="96" y="268" fill="#9CA3AF" font-family="Inter" font-size="22"&gt;Webhooks (HMAC) • Exports (Parquet/CSV/JSON) • Datalake/ETL • TAM/SLA&lt;/text&gt;</text:span></text:p>
      <text:p text:style-name="Preformatted_20_Text"><text:span text:style-name="Source_20_Text"><text:s text:c="2"/>&lt;rect x="96" y="308" width="360" height="54" rx="27" fill="#5B8CFF"/&gt;</text:span></text:p>
      <text:p text:style-name="Preformatted_20_Text"><text:span text:style-name="Source_20_Text"><text:s text:c="2"/>&lt;text x="116" y="343" fill="#FFFFFF" font-family="Inter" font-weight="600" font-size="18"&gt;Solicitar proposta →&lt;/text&gt;</text:span></text:p>
      <text:p text:style-name="Preformatted_20_Text"><text:span text:style-name="Source_20_Text"><text:s text:c="2"/>&lt;rect x="476" y="308" width="420" height="54" rx="27" fill="#0F172A" stroke="#334155"/&gt;</text:span></text:p>
      <text:p text:style-name="Preformatted_20_Text"><text:span text:style-name="Source_20_Text"><text:s text:c="2"/>&lt;text x="496" y="343" fill="#E5E7EB" font-family="Inter" font-size="18"&gt;Ver arquitetura de referência&lt;/text&gt;</text:span></text:p>
      <text:p text:style-name="P1"><text:span text:style-name="Source_20_Text">&lt;/svg&gt;</text:span></text:p>
      <text:h text:style-name="Heading_20_2" text:outline-level="2">B) Card – Webhooks Enterprise</text:h>
      <text:p text:style-name="Preformatted_20_Text"><text:span text:style-name="Source_20_Text">&lt;svg width="720" height="240" viewBox="0 0 720 240" xmlns="http://www.w3.org/2000/svg"&gt;</text:span></text:p>
      <text:p text:style-name="Preformatted_20_Text"><text:span text:style-name="Source_20_Text"><text:s text:c="2"/>&lt;rect width="720" height="240" rx="20" fill="#0F172A" stroke="#334155"/&gt;</text:span></text:p>
      <text:p text:style-name="Preformatted_20_Text"><text:span text:style-name="Source_20_Text"><text:s text:c="2"/>&lt;circle cx="80" cy="120" r="28" fill="#5B8CFF"/&gt;</text:span></text:p>
      <text:p text:style-name="Preformatted_20_Text"><text:span text:style-name="Source_20_Text"><text:s text:c="2"/>&lt;text x="128" y="108" fill="#FFFFFF" font-family="'Space Grotesk'" font-size="24" font-weight="700"&gt;Webhooks (HMAC)&lt;/text&gt;</text:span></text:p>
      <text:p text:style-name="Preformatted_20_Text"><text:span text:style-name="Source_20_Text"><text:s text:c="2"/>&lt;text x="128" y="140" fill="#9CA3AF" font-family="Inter" font-size="16"&gt;Assinatura HMAC • idempotência • retries com backoff • DLQ • auditoria&lt;/text&gt;</text:span></text:p>
      <text:p text:style-name="P1"><text:span text:style-name="Source_20_Text">&lt;/svg&gt;</text:span></text:p>
      <text:h text:style-name="Heading_20_2" text:outline-level="2">C) Card – Exports → Datalake/ETL</text:h>
      <text:p text:style-name="Preformatted_20_Text"><text:span text:style-name="Source_20_Text">&lt;svg width="720" height="240" viewBox="0 0 720 240" xmlns="http://www.w3.org/2000/svg"&gt;</text:span></text:p>
      <text:p text:style-name="Preformatted_20_Text"><text:span text:style-name="Source_20_Text"><text:s text:c="2"/>&lt;rect width="720" height="240" rx="20" fill="#0F172A" stroke="#334155"/&gt;</text:span></text:p>
      <text:p text:style-name="Preformatted_20_Text"><text:span text:style-name="Source_20_Text"><text:s text:c="2"/>&lt;circle cx="80" cy="120" r="28" fill="#22C55E"/&gt;</text:span></text:p>
      <text:p text:style-name="Preformatted_20_Text"><text:span text:style-name="Source_20_Text"><text:s text:c="2"/>&lt;text x="128" y="108" fill="#FFFFFF" font-family="'Space Grotesk'" font-size="24" font-weight="700"&gt;Exports → Datalake/ETL&lt;/text&gt;</text:span></text:p>
      <text:p text:style-name="Preformatted_20_Text"><text:span text:style-name="Source_20_Text"><text:s text:c="2"/>&lt;text x="128" y="140" fill="#9CA3AF" font-family="Inter" font-size="16"&gt;Parquet/CSV/JSON • schema versionado • partições • reconciliação&lt;/text&gt;</text:span></text:p>
      <text:p text:style-name="P1"><text:span text:style-name="Source_20_Text">&lt;/svg&gt;</text:span></text:p>
      <text:h text:style-name="Heading_20_2" text:outline-level="2"><text:soft-page-break/>D) Post LinkedIn (1920×1080) – Enterprise</text:h>
      <text:p text:style-name="Preformatted_20_Text"><text:span text:style-name="Source_20_Text">&lt;svg width="1920" height="1080" viewBox="0 0 1920 1080" xmlns="http://www.w3.org/2000/svg"&gt;</text:span></text:p>
      <text:p text:style-name="Preformatted_20_Text"><text:span text:style-name="Source_20_Text"><text:s text:c="2"/>&lt;rect width="1920" height="1080" fill="#0B1020"/&gt;</text:span></text:p>
      <text:p text:style-name="Preformatted_20_Text"><text:span text:style-name="Source_20_Text"><text:s text:c="2"/>&lt;text x="120" y="220" fill="#FFFFFF" font-family="'Space Grotesk'" font-size="72" font-weight="700"&gt;Plano Enterprise&lt;/text&gt;</text:span></text:p>
      <text:p text:style-name="Preformatted_20_Text"><text:span text:style-name="Source_20_Text"><text:s text:c="2"/>&lt;text x="120" y="300" fill="#9CA3AF" font-family="Inter" font-size="28"&gt;Webhooks (HMAC) • Exports (Parquet/CSV/JSON) • Datalake/ETL • TAM/SLA&lt;/text&gt;</text:span></text:p>
      <text:p text:style-name="Preformatted_20_Text"><text:span text:style-name="Source_20_Text"><text:s text:c="2"/>&lt;rect x="120" y="360" width="1680" height="260" rx="24" fill="#0F172A" stroke="#334155"/&gt;</text:span></text:p>
      <text:p text:style-name="Preformatted_20_Text"><text:span text:style-name="Source_20_Text"><text:s text:c="2"/>&lt;text x="160" y="430" fill="#E5E7EB" font-family="Inter" font-size="28"&gt;Arquiteturas de referência + POC 4–6 semanas com KPIs&lt;/text&gt;</text:span></text:p>
      <text:p text:style-name="Preformatted_20_Text"><text:span text:style-name="Source_20_Text"><text:s text:c="2"/>&lt;text x="160" y="480" fill="#9CA3AF" font-family="Inter" font-size="22"&gt;MTTR • P95 • falhas/1k runs • governança e auditoria&lt;/text&gt;</text:span></text:p>
      <text:p text:style-name="Preformatted_20_Text"><text:span text:style-name="Source_20_Text"><text:s text:c="2"/>&lt;rect x="120" y="670" width="520" height="72" rx="36" fill="#5B8CFF"/&gt;</text:span></text:p>
      <text:p text:style-name="Preformatted_20_Text"><text:span text:style-name="Source_20_Text"><text:s text:c="2"/>&lt;text x="150" y="715" fill="#FFF" font-family="Inter" font-size="26" font-weight="700"&gt;Solicitar proposta →&lt;/text&gt;</text:span></text:p>
      <text:p text:style-name="P1"><text:span text:style-name="Source_20_Text">&lt;/svg&gt;</text:span></text:p>
      <text:h text:style-name="Heading_20_2" text:outline-level="2">E) Post Instagram (1080×1350) – Chamada Enterprise</text:h>
      <text:p text:style-name="Preformatted_20_Text"><text:span text:style-name="Source_20_Text">&lt;svg width="1080" height="1350" viewBox="0 0 1080 1350" xmlns="http://www.w3.org/2000/svg"&gt;</text:span></text:p>
      <text:p text:style-name="Preformatted_20_Text"><text:span text:style-name="Source_20_Text"><text:s text:c="2"/>&lt;rect width="1080" height="1350" fill="#111827"/&gt;</text:span></text:p>
      <text:p text:style-name="Preformatted_20_Text"><text:span text:style-name="Source_20_Text"><text:s text:c="2"/>&lt;text x="80" y="240" fill="#FFFFFF" font-family="'Space Grotesk'" font-size="80" font-weight="700"&gt;Enterprise:&lt;/text&gt;</text:span></text:p>
      <text:p text:style-name="Preformatted_20_Text"><text:span text:style-name="Source_20_Text"><text:s text:c="2"/>&lt;text x="80" y="330" fill="#9CA3AF" font-family="Inter" font-size="36"&gt;Webhooks (HMAC) • Exports (Parquet/CSV/JSON) • Datalake/ETL • TAM/SLA&lt;/text&gt;</text:span></text:p>
      <text:p text:style-name="Preformatted_20_Text"><text:span text:style-name="Source_20_Text"><text:s text:c="2"/>&lt;rect x="80" y="420" width="920" height="120" rx="20" fill="#0F172A" stroke="#334155"/&gt;</text:span></text:p>
      <text:p text:style-name="Preformatted_20_Text"><text:span text:style-name="Source_20_Text"><text:s text:c="2"/>&lt;text x="110" y="490" fill="#E5E7EB" font-family="Inter" font-size="32"&gt;POC 4–6 semanas com KPIs claros&lt;/text&gt;</text:span></text:p>
      <text:p text:style-name="Preformatted_20_Text"><text:span text:style-name="Source_20_Text"><text:s text:c="2"/>&lt;rect x="80" y="580" width="420" height="80" rx="40" fill="#5B8CFF"/&gt;</text:span></text:p>
      <text:p text:style-name="Preformatted_20_Text"><text:span text:style-name="Source_20_Text"><text:s text:c="2"/>&lt;text x="110" y="632" fill="#FFF" font-family="Inter" font-size="28" font-weight="700"&gt;Solicitar proposta →&lt;/text&gt;</text:span></text:p>
      <text:p text:style-name="Preformatted_20_Text"><text:span text:style-name="Source_20_Text"><text:s text:c="2"/>&lt;text x="80" y="1240" fill="#9CA3AF" font-family="Inter" font-size="22"&gt;#enterprise #datalake #etl #security #governanca #nocode #devops&lt;/text&gt;</text:span></text:p>
      <text:p text:style-name="P1"><text:span text:style-name="Source_20_Text">&lt;/svg&gt;</text:span></text:p>
      <text:h text:style-name="Heading_20_2" text:outline-level="2">F) Banner X/Twitter (1600×900) – TAM/SLA</text:h>
      <text:p text:style-name="Preformatted_20_Text"><text:span text:style-name="Source_20_Text">&lt;svg width="1600" height="900" viewBox="0 0 1600 900" xmlns="http://www.w3.org/2000/svg"&gt;</text:span></text:p>
      <text:p text:style-name="Preformatted_20_Text"><text:span text:style-name="Source_20_Text"><text:s text:c="2"/>&lt;rect width="1600" height="900" fill="#111827"/&gt;</text:span></text:p>
      <text:p text:style-name="Preformatted_20_Text"><text:span text:style-name="Source_20_Text"><text:s text:c="2"/>&lt;text x="96" y="240" fill="#FFFFFF" font-family="'Space Grotesk'" font-size="68" font-weight="700"&gt;TAM &amp; SLA&lt;/text&gt;</text:span></text:p>
      <text:p text:style-name="Preformatted_20_Text"><text:span text:style-name="Source_20_Text"><text:s text:c="2"/>&lt;text x="96" y="310" fill="#9CA3AF" font-family="Inter" font-size="28"&gt;Severidades • metas de resposta • on‑call opcional&lt;/text&gt;</text:span></text:p>
      <text:p text:style-name="Preformatted_20_Text"><text:span text:style-name="Source_20_Text"><text:s text:c="2"/>&lt;rect x="96" y="360" width="380" height="64" rx="32" fill="#5B8CFF"/&gt;</text:span></text:p>
      <text:p text:style-name="Preformatted_20_Text"><text:span text:style-name="Source_20_Text"><text:s text:c="2"/>&lt;text x="118" y="402" fill="#FFF" font-family="Inter" font-size="24" font-weight="700"&gt;Falar com o time →&lt;/text&gt;</text:span></text:p>
      <text:p text:style-name="P1"><text:span text:style-name="Source_20_Text">&lt;/svg&gt;</text:span></text:p>
      <text:h text:style-name="Heading_20_2" text:outline-level="2"><text:soft-page-break/>G) Badges (SVGs) – Versão Enterprise</text:h>
      <text:p text:style-name="Text_20_body"><text:span text:style-name="Strong_20_Emphasis">Webhook Hardened</text:span></text:p>
      <text:p text:style-name="Preformatted_20_Text"><text:span text:style-name="Source_20_Text">&lt;svg width="320" height="80" viewBox="0 0 320 80" xmlns="http://www.w3.org/2000/svg"&gt;</text:span></text:p>
      <text:p text:style-name="Preformatted_20_Text"><text:span text:style-name="Source_20_Text"><text:s text:c="2"/>&lt;rect width="320" height="80" rx="16" fill="#0F172A" stroke="#5B8CFF"/&gt;</text:span></text:p>
      <text:p text:style-name="Preformatted_20_Text"><text:span text:style-name="Source_20_Text"><text:s text:c="2"/>&lt;text x="70" y="48" fill="#E5E7EB" font-family="Inter" font-size="22" font-weight="600"&gt;Webhook Hardened&lt;/text&gt;</text:span></text:p>
      <text:p text:style-name="P1"><text:span text:style-name="Source_20_Text">&lt;/svg&gt;</text:span></text:p>
      <text:p text:style-name="Text_20_body"><text:span text:style-name="Strong_20_Emphasis">Lake Ready</text:span></text:p>
      <text:p text:style-name="Preformatted_20_Text"><text:span text:style-name="Source_20_Text">&lt;svg width="260" height="80" viewBox="0 0 260 80" xmlns="http://www.w3.org/2000/svg"&gt;</text:span></text:p>
      <text:p text:style-name="Preformatted_20_Text"><text:span text:style-name="Source_20_Text"><text:s text:c="2"/>&lt;rect width="260" height="80" rx="16" fill="#0F172A" stroke="#22C55E"/&gt;</text:span></text:p>
      <text:p text:style-name="Preformatted_20_Text"><text:span text:style-name="Source_20_Text"><text:s text:c="2"/>&lt;text x="78" y="48" fill="#E5E7EB" font-family="Inter" font-size="22" font-weight="600"&gt;Lake Ready&lt;/text&gt;</text:span></text:p>
      <text:p text:style-name="P1"><text:span text:style-name="Source_20_Text">&lt;/svg&gt;</text:span></text:p>
      <text:p text:style-name="Text_20_body"><text:span text:style-name="Strong_20_Emphasis">TAM Priority</text:span></text:p>
      <text:p text:style-name="Preformatted_20_Text"><text:span text:style-name="Source_20_Text">&lt;svg width="280" height="80" viewBox="0 0 280 80" xmlns="http://www.w3.org/2000/svg"&gt;</text:span></text:p>
      <text:p text:style-name="Preformatted_20_Text"><text:span text:style-name="Source_20_Text"><text:s text:c="2"/>&lt;rect width="280" height="80" rx="16" fill="#0F172A" stroke="#F59E0B"/&gt;</text:span></text:p>
      <text:p text:style-name="Preformatted_20_Text"><text:span text:style-name="Source_20_Text"><text:s text:c="2"/>&lt;text x="76" y="48" fill="#E5E7EB" font-family="Inter" font-size="22" font-weight="600"&gt;TAM Priority&lt;/text&gt;</text:span></text:p>
      <text:p text:style-name="P1"><text:span text:style-name="Source_20_Text">&lt;/svg&gt;</text:span></text:p>
      <text:p text:style-name="Horizontal_20_Line"/>
      <text:h text:style-name="Heading_20_1" text:outline-level="1">🧩 Export rápido</text:h>
      <text:list xml:id="list1023483408" text:style-name="L10">
        <text:list-item>
          <text:p text:style-name="P11"><text:span text:style-name="Strong_20_Emphasis">Google Slides:</text:span> colar conteúdos por slide e aplicar <text:span text:style-name="Strong_20_Emphasis">Tema Enterprise</text:span>.</text:p>
        </text:list-item>
        <text:list-item>
          <text:p text:style-name="P11"><text:span text:style-name="Strong_20_Emphasis">PowerPoint:</text:span> ajustar no Slide Master, colar conteúdos e exportar PDF.</text:p>
        </text:list-item>
        <text:list-item>
          <text:p text:style-name="P11"><text:span text:style-name="Strong_20_Emphasis">SVGs:</text:span> editar textos/cores e exportar 2× para landing e red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16:59.671000000</meta:creation-date>
    <dc:date>2025-11-06T09:17:35.626000000</dc:date>
    <meta:editing-duration>PT36S</meta:editing-duration>
    <meta:editing-cycles>1</meta:editing-cycles>
    <meta:document-statistic meta:table-count="0" meta:image-count="0" meta:object-count="0" meta:page-count="10" meta:paragraph-count="178" meta:word-count="1945" meta:character-count="15896" meta:non-whitespace-character-count="14017"/>
    <meta:generator>LibreOffice/7.3.2.2$Windows_X86_64 LibreOffice_project/49f2b1bff42cfccbd8f788c8dc32c1c309559be0</meta:generator>
  </office:meta>
</office:document-meta>
</file>